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ConsolasRegular, 'Courier New', monospace"/>
    <style:font-face style:name="Consolas" svg:font-family="Consolas, Menlo, 'DejaVu Sans Mono', 'Bitstream Vera Sans Mono', monospace"/>
    <style:font-face style:name="SFMono-Regular" svg:font-family="SFMono-Regular, Consolas, 'Liberation Mono', Menlo, Courier, monospace"/>
    <style:font-face style:name="Work Sans" svg:font-family="'Work Sans', sans-serif"/>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1" svg:font-family="'Liberation Mono'" style:font-pitch="fixed"/>
    <style:font-face style:name="Liberation Mono2" svg:font-family="'Liberation Mono'" style:font-adornments="Regular" style:font-pitch="fixed"/>
    <style:font-face style:name="Liberation Mono" svg:font-family="'Liberation Mono'" style:font-family-generic="modern" style:font-pitch="fixed"/>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weight="normal" officeooo:rsid="0038b5ff" officeooo:paragraph-rsid="0030637e" style:font-weight-asian="normal" style:font-weight-complex="normal"/>
    </style:style>
    <style:style style:name="P2" style:family="paragraph" style:parent-style-name="Text_20_body">
      <style:text-properties fo:font-weight="normal" officeooo:rsid="003b4772" officeooo:paragraph-rsid="003b4772" style:font-weight-asian="normal" style:font-weight-complex="normal"/>
    </style:style>
    <style:style style:name="P3" style:family="paragraph" style:parent-style-name="Text_20_body">
      <style:text-properties fo:font-weight="normal" officeooo:rsid="003c16ea" officeooo:paragraph-rsid="003c16ea" style:font-weight-asian="normal" style:font-weight-complex="normal"/>
    </style:style>
    <style:style style:name="P4" style:family="paragraph" style:parent-style-name="Text_20_body">
      <style:text-properties fo:font-weight="normal" officeooo:rsid="003dd62c" officeooo:paragraph-rsid="003dd62c" style:font-weight-asian="normal" style:font-weight-complex="normal"/>
    </style:style>
    <style:style style:name="P5" style:family="paragraph" style:parent-style-name="Text_20_body">
      <style:text-properties officeooo:rsid="003b4772" officeooo:paragraph-rsid="003b4772"/>
    </style:style>
    <style:style style:name="P6" style:family="paragraph" style:parent-style-name="Text_20_body">
      <style:text-properties officeooo:rsid="003c16ea" officeooo:paragraph-rsid="003c16ea"/>
    </style:style>
    <style:style style:name="P7" style:family="paragraph" style:parent-style-name="Text_20_body">
      <style:text-properties officeooo:paragraph-rsid="003c16ea"/>
    </style:style>
    <style:style style:name="P8" style:family="paragraph" style:parent-style-name="Text_20_body">
      <style:text-properties officeooo:paragraph-rsid="003b4772"/>
    </style:style>
    <style:style style:name="P9" style:family="paragraph" style:parent-style-name="Text_20_body">
      <style:text-properties officeooo:paragraph-rsid="003dd62c"/>
    </style:style>
    <style:style style:name="P10" style:family="paragraph" style:parent-style-name="Text_20_body">
      <style:text-properties officeooo:rsid="003dd62c" officeooo:paragraph-rsid="003dd62c"/>
    </style:style>
    <style:style style:name="P11" style:family="paragraph" style:parent-style-name="Text_20_body">
      <style:text-properties officeooo:rsid="003e78cc" officeooo:paragraph-rsid="003e78cc"/>
    </style:style>
    <style:style style:name="P12" style:family="paragraph" style:parent-style-name="Text_20_body">
      <style:text-properties officeooo:rsid="003f7831" officeooo:paragraph-rsid="003f7831"/>
    </style:style>
    <style:style style:name="P13" style:family="paragraph" style:parent-style-name="Text_20_body">
      <style:text-properties officeooo:rsid="0040c8ac" officeooo:paragraph-rsid="0040c8ac"/>
    </style:style>
    <style:style style:name="P14" style:family="paragraph" style:parent-style-name="Quotations">
      <style:text-properties officeooo:paragraph-rsid="003c16ea"/>
    </style:style>
    <style:style style:name="P15" style:family="paragraph" style:parent-style-name="Quotations">
      <style:text-properties officeooo:rsid="003c16ea" officeooo:paragraph-rsid="003c16ea"/>
    </style:style>
    <style:style style:name="P16" style:family="paragraph" style:parent-style-name="Quotations">
      <style:text-properties style:font-name="Liberation Mono1"/>
    </style:style>
    <style:style style:name="P17" style:family="paragraph" style:parent-style-name="Quotations">
      <style:text-properties officeooo:paragraph-rsid="003dd62c"/>
    </style:style>
    <style:style style:name="P18" style:family="paragraph" style:parent-style-name="Quotations">
      <style:text-properties officeooo:rsid="003dd62c" officeooo:paragraph-rsid="003dd62c"/>
    </style:style>
    <style:style style:name="P19" style:family="paragraph" style:parent-style-name="Quotations">
      <style:text-properties fo:font-weight="normal" officeooo:rsid="003dd62c" officeooo:paragraph-rsid="003dd62c" style:font-weight-asian="normal" style:font-weight-complex="normal"/>
    </style:style>
    <style:style style:name="P20" style:family="paragraph" style:parent-style-name="Quotations">
      <style:text-properties officeooo:rsid="0040c8ac" officeooo:paragraph-rsid="0040c8ac"/>
    </style:style>
    <style:style style:name="P21" style:family="paragraph" style:parent-style-name="Heading_20_2">
      <style:text-properties officeooo:rsid="003b4772" officeooo:paragraph-rsid="003b4772"/>
    </style:style>
    <style:style style:name="P22" style:family="paragraph" style:parent-style-name="Heading_20_2">
      <style:text-properties officeooo:rsid="003c16ea" officeooo:paragraph-rsid="003c16ea"/>
    </style:style>
    <style:style style:name="P23" style:family="paragraph" style:parent-style-name="Heading_20_2">
      <style:text-properties officeooo:rsid="003dd62c" officeooo:paragraph-rsid="003dd62c"/>
    </style:style>
    <style:style style:name="P24" style:family="paragraph" style:parent-style-name="Heading_20_2">
      <style:text-properties officeooo:rsid="0040c8ac" officeooo:paragraph-rsid="0040c8ac"/>
    </style:style>
    <style:style style:name="P25" style:family="paragraph" style:parent-style-name="Heading_20_3">
      <style:text-properties officeooo:rsid="003c16ea" officeooo:paragraph-rsid="003c16ea"/>
    </style:style>
    <style:style style:name="P26" style:family="paragraph" style:parent-style-name="Heading_20_3">
      <style:text-properties officeooo:paragraph-rsid="003dd62c"/>
    </style:style>
    <style:style style:name="P27" style:family="paragraph" style:parent-style-name="Heading_20_1">
      <style:text-properties officeooo:rsid="003b4772" officeooo:paragraph-rsid="003b4772"/>
    </style:style>
    <style:style style:name="T1" style:family="text">
      <style:text-properties fo:color="#666666" style:font-name="Liberation Mono1" officeooo:rsid="003512c9"/>
    </style:style>
    <style:style style:name="T2" style:family="text">
      <style:text-properties fo:font-weight="normal" style:font-weight-asian="normal" style:font-weight-complex="normal"/>
    </style:style>
    <style:style style:name="T3" style:family="text">
      <style:text-properties fo:font-weight="normal" officeooo:rsid="003b4772" style:font-weight-asian="normal" style:font-weight-complex="normal"/>
    </style:style>
    <style:style style:name="T4" style:family="text">
      <style:text-properties fo:font-weight="normal" officeooo:rsid="003c16ea" style:font-weight-asian="normal" style:font-weight-complex="normal"/>
    </style:style>
    <style:style style:name="T5" style:family="text">
      <style:text-properties fo:color="#000000"/>
    </style:style>
    <style:style style:name="T6" style:family="text">
      <style:text-properties fo:color="#008080"/>
    </style:style>
    <style:style style:name="T7" style:family="text">
      <style:text-properties fo:color="#006fe0"/>
    </style:style>
    <style:style style:name="T8" style:family="text">
      <style:text-properties fo:color="#0000ff"/>
    </style:style>
    <style:style style:name="T9" style:family="text">
      <style:text-properties fo:color="#ce0000"/>
    </style:style>
    <style:style style:name="T10" style:family="text">
      <style:text-properties officeooo:rsid="003c16ea"/>
    </style:style>
    <style:style style:name="T11" style:family="text">
      <style:text-properties fo:color="#800000"/>
    </style:style>
    <style:style style:name="T12" style:family="text">
      <style:text-properties style:use-window-font-color="true"/>
    </style:style>
    <style:style style:name="T13" style:family="text">
      <style:text-properties style:font-name="Liberation Serif1" fo:font-weight="normal" officeooo:rsid="003c16ea" style:font-weight-asian="normal" style:font-weight-complex="normal"/>
    </style:style>
    <style:style style:name="T14" style:family="text">
      <style:text-properties style:font-name="Liberation Serif1" officeooo:rsid="003dd62c"/>
    </style:style>
    <style:style style:name="T15" style:family="text">
      <style:text-properties style:font-name="Liberation Serif1" officeooo:rsid="003512c9"/>
    </style:style>
    <style:style style:name="T16" style:family="text">
      <style:text-properties officeooo:rsid="003dd62c"/>
    </style:style>
    <style:style style:name="T17" style:family="text">
      <style:text-properties style:font-name="Liberation Mono1" officeooo:rsid="003512c9"/>
    </style:style>
    <style:style style:name="T18" style:family="text">
      <style:text-properties fo:font-weight="bold" style:font-weight-asian="bold" style:font-weight-complex="bold"/>
    </style:style>
    <style:style style:name="T19" style:family="text">
      <style:text-properties officeooo:rsid="003f783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Installation information for ‘the repeated refrains of nature’ (2019) artwork by Shane Finan</text:h>
      <text:p text:style-name="P2"/>
      <text:h text:style-name="P22" text:outline-level="2">Outline</text:h>
      <text:p text:style-name="P2">This is <text:span text:style-name="T10">the technical specification sheet for </text:span>an art installation created in 2019 by visual artist Shane Finan (<text:a xlink:type="simple" xlink:href="http://www.shanefinan.org/" text:style-name="Internet_20_link" text:visited-style-name="Visited_20_Internet_20_Link">www.shanefinan.org</text:a>). The installation is run on six video monitors from six Raspberry Pi microcomputers.</text:p>
      <text:p text:style-name="P3">The artwork is designed to have six different videos captured by the artist that show birds feeding on bird feeders between February and June 2019. When an audience member steps near, motion sensors are triggered and the videos skip to a different point of time, when the birds fly off.</text:p>
      <text:p text:style-name="P3">The work asks audiences to consider their role as humans, and to consider the role of technology, in bird depopulation. More information on the concept can be found at <text:a xlink:type="simple" xlink:href="http://shanefinanart.org/visual_art_pages/solastalgia.html" text:style-name="Internet_20_link" text:visited-style-name="Visited_20_Internet_20_Link">http://shanefinanart.org/visual_art_pages/solastalgia.html</text:a></text:p>
      <text:p text:style-name="P3">The artwork was exhibited from 26 June to 18 July 2019 at the Zoological Museum, Trinity College Dublin, Dublin, Ireland. The launch event took place on 26 June.</text:p>
      <text:p text:style-name="P3">The following is technical information required for full installation.</text:p>
      <text:p text:style-name="P4">These notes are written by Shane Finan - <text:s/>Anything marked with XXX is a note for the author to update this file at a later date with any further information.</text:p>
      <text:h text:style-name="P21" text:outline-level="2">Hardware</text:h>
      <text:p text:style-name="P5">6 x Dell 2007FPb video monitors (repurposed, sourced from GreenIT)</text:p>
      <text:p text:style-name="P5">6 x Raspberry Pi 3 Model B+</text:p>
      <text:p text:style-name="P5">2 x HC-FR501 PIR motion sensors</text:p>
      <text:p text:style-name="P5">6 x 32GB micro SD cards with Raspbian installed (2019)</text:p>
      <text:p text:style-name="P5"/>
      <text:h text:style-name="P21" text:outline-level="2">Software</text:h>
      <text:p text:style-name="P5">Python3 programming language</text:p>
      <text:p text:style-name="P5">Shell script</text:p>
      <text:p text:style-name="P6">OMX player</text:p>
      <text:p text:style-name="P6">OMX player wrapper (add-on controller for OMX player)</text:p>
      <text:p text:style-name="P6"/>
      <text:h text:style-name="Heading_20_2" text:outline-level="2"><text:soft-page-break/></text:h>
      <text:h text:style-name="P22" text:outline-level="2">Installation</text:h>
      <text:p text:style-name="P6">The programs are run from Raspbian (2019) on Rasberry Pi. The SD cards should have Raspbian installed, and the following instructions should be followed to ensure dependencies are running.</text:p>
      <text:h text:style-name="P25" text:outline-level="3">Installing/updating OMXplayer</text:h>
      <text:p text:style-name="P6">All the following quoted text areas are command line inputs</text:p>
      <text:p text:style-name="P7"><text:span text:style-name="T10">OMXplayer needs to be installed/updated</text:span>: <text:a xlink:type="simple" xlink:href="https://github.com/popcornmix/omxplayer" text:style-name="Internet_20_link" text:visited-style-name="Visited_20_Internet_20_Link">https://github.com/popcornmix/omxplayer</text:a></text:p>
      <text:p text:style-name="P14"><text:span text:style-name="Source_20_Text">git clone https://github.com/popcornmix/omxplayer.git</text:span></text:p>
      <text:p text:style-name="P6">Dependencies need to be installed:</text:p>
      <text:p text:style-name="P16">sudo apt-get update &amp;&amp; sudo apt-get install <text:s/>git-core libasound2-dev libidn11-dev libboost-dev libdbus-1-dev libssl1.0-dev libssh-dev libsmbclient-dev</text:p>
      <text:p text:style-name="Text_20_body">Then restart. OMXplayer is then installed.</text:p>
      <text:p text:style-name="P6">A build needs to be completed using the following instructions:</text:p>
      <text:p text:style-name="P15">cd omxplayer <text:span text:style-name="T11">#go to the omxplayer folder</text:span></text:p>
      <text:p text:style-name="P15"><text:span text:style-name="Source_20_Text"><text:span text:style-name="T12">./prepare-native-raspbian.sh</text:span></text:span></text:p>
      <text:p text:style-name="P7"><text:span text:style-name="Source_20_Text"><text:span text:style-name="T13">The above command will output any dependencies that still need to be installed/didn’t install properly. It will give an instruction to say what needs to be installed. If anything does, then install this as instructed, reboot, and return to this step. When this outputs a message that says you should have enough RAM to install, move on to the next step in the build.</text:span></text:span></text:p>
      <text:p text:style-name="P14"><text:span text:style-name="Source_20_Text">make ffmpeg</text:span></text:p>
      <text:p text:style-name="P14"><text:span text:style-name="Source_20_Text"><text:span text:style-name="T4">make -j$(nproc)</text:span></text:span></text:p>
      <text:p text:style-name="P7"><text:span text:style-name="Source_20_Text"><text:span text:style-name="T13">The above make processes take some time (20 minutes sometimes) so be patient. Finally, complete the make with:</text:span></text:span></text:p>
      <text:p text:style-name="P14"><text:span text:style-name="Source_20_Text"><text:span text:style-name="T4">sudo make install</text:span></text:span></text:p>
      <text:p text:style-name="P9"><text:span text:style-name="Source_20_Text"><text:span text:style-name="T14">This completes the OMXplayer install.</text:span></text:span></text:p>
      <text:h text:style-name="P26" text:outline-level="3"><text:span text:style-name="Source_20_Text"><text:span text:style-name="T16">Installing OMXplayer Wrapper</text:span></text:span></text:h>
      <text:p text:style-name="P9"><text:span text:style-name="Source_20_Text"><text:span text:style-name="T14">OMXplayer-wrapper is a wrapper designed to take outside inputs and feed them into running instances of OMXplayer. It is run through Python, and is very useful for this type of project. This needs to be installed. Full documentation available at </text:span></text:span><text:a xlink:type="simple" xlink:href="https://python-omxplayer-wrapper/" text:style-name="Internet_20_link" text:visited-style-name="Visited_20_Internet_20_Link"><text:span text:style-name="Source_20_Text"><text:span text:style-name="T15">https://python-omxplayer-wrapper</text:span></text:span></text:a></text:p>
      <text:p text:style-name="P17">sudo apt-get update &amp;&amp; sudo apt-get install -y libdbus-1{,-dev}</text:p>
      <text:p text:style-name="Quotations"><text:soft-page-break/><text:span text:style-name="Source_20_Text"><text:span text:style-name="T1">sudo </text:span></text:span><text:span text:style-name="Source_20_Text"><text:span text:style-name="T17">pip3 install omxplayer-wrapper</text:span></text:span></text:p>
      <text:p text:style-name="P10"><text:span text:style-name="T3">T</text:span><text:span text:style-name="T2">his completes the dependencies installations. OMXplayer-wrapper sends dbus commands to OMXplayer – full documentation is at the link above.</text:span></text:p>
      <text:h text:style-name="P23" text:outline-level="2">Motion Sensor Setup</text:h>
      <text:p text:style-name="P8"><text:span text:style-name="T3">Input is taken in from two HC-FR501 PIR motion sensors with the sensitivity set to minimum (3m) and the time delay set to minimum (3 seconds) – details on the hardware found here: http://henrysbench.capnfatz.com/henrys-bench/arduino-sensors-and-input/arduino-hc-sr501-motion-sensor-tutorial/</text:span></text:p>
      <text:p text:style-name="P2">Program is run on Raspberry is taking sensor input from a motion sensor device and changing position in a video file based on this input.</text:p>
      <text:p text:style-name="P4">The Motion sensors are plugged into Pin 7 on the Raspberry Pi, with 5v power and ground connected to one of the three Pis, and just pin 7 connected to two others. The workload was split across two sensors in case of any issue with failure at a later date.</text:p>
      <text:p text:style-name="P4">XXX at a later date, add photograph here of motion sensor wiring and setup XXX</text:p>
      <text:h text:style-name="P23" text:outline-level="2">System configuration</text:h>
      <text:p text:style-name="P10">Some system configurations need to be made. Firstly, there is a power voltage warning that comes on with the Raspberry Pis when using the monitors. Despite testing different chargers to ensure power was flowing correctly, this warning persisted. It is not advised to disable these warnings in general practice, but this has been tested. It is possible that the monitors are drawing additional power, but in any case this needs to be disabled for showing videos:</text:p>
      <text:p text:style-name="P18"><text:span text:style-name="T5">sudo </text:span><text:span text:style-name="T6">nano</text:span><text:span text:style-name="T7"> </text:span><text:span text:style-name="T8">/</text:span><text:span text:style-name="T6">boot</text:span><text:span text:style-name="T8">/</text:span><text:span text:style-name="T6">config</text:span><text:span text:style-name="T8">.</text:span><text:span text:style-name="T6">txt</text:span></text:p>
      <text:p text:style-name="P4">In the boot config, add the following at the end:</text:p>
      <text:p text:style-name="P19"># Disable under-voltage warning</text:p>
      <text:p text:style-name="P19"><text:span text:style-name="T6">avoid_warnings</text:span><text:span text:style-name="T8">=</text:span><text:span text:style-name="T9">1</text:span></text:p>
      <text:p text:style-name="P19"><text:span text:style-name="T5">sudo </text:span><text:span text:style-name="T6">reboot</text:span></text:p>
      <text:p text:style-name="P1"/>
      <text:p text:style-name="P10">Later on, it will also be necessary to tap into the Raspberry Pis from outside, so SSH connections need to be enabled:</text:p>
      <text:p text:style-name="P19"><text:span text:style-name="T5">sudo </text:span><text:span text:style-name="T6">raspi-config</text:span></text:p>
      <text:p text:style-name="P10">In the config, in ‘Interfacing Options’ the SSH can be enabled/diabled. Keep a copy of the pi IP and password for future use.</text:p>
      <text:h text:style-name="P23" text:outline-level="2"><text:soft-page-break/>Automating <text:span text:style-name="T19">with a Shell Script</text:span></text:h>
      <text:p text:style-name="P11">A <text:span text:style-name="T19">shell</text:span> script is created to make sure the python program runs every time the Raspberry Pi is turned on, and checks intermittently to make sure that it is still running. <text:span text:style-name="T18">NB </text:span><text:span text:style-name="T2">DO NOT DO THIS BEFORE ENABLING SSH CONNECTIONS AS THE SHELL SCRIPT WILL RUN THE OMXPLAYER AND CANNOT BE EXITED BY KEYBOARD COMMANDS AT THAT POINT!!!</text:span></text:p>
      <text:p text:style-name="P12"><text:span text:style-name="T2">The Python program is stored in a folder in the home folder named ‘trron’, and is called ‘trron_final.py’. The full final script can be found at </text:span><text:a xlink:type="simple" xlink:href="https://github.com/ephemeralfuture/trron/blob/master/trron_final.py" text:style-name="Internet_20_link" text:visited-style-name="Visited_20_Internet_20_Link"><text:span text:style-name="T2">https://github.com/ephemeralfuture/trron/blob/master/trron_final.py</text:span></text:a></text:p>
      <text:p text:style-name="P12"><text:span text:style-name="T2"/></text:p>
      <text:p text:style-name="P12"><text:span text:style-name="T2">The following are the instructions for making and executing the shell script:</text:span></text:p>
      <text:p text:style-name="Quotations">sudo nano run_trron.sh <text:span text:style-name="T19">#creates a shell script file</text:span></text:p>
      <text:p text:style-name="P12">This brings you into the nano editor where you can create the shell script. The following is the working script:</text:p>
      <text:p text:style-name="P12">sudo nano run_trron.sh</text:p>
      <text:p text:style-name="Quotations">#!/bin/bash</text:p>
      <text:p text:style-name="Quotations"/>
      <text:p text:style-name="Quotations">while true</text:p>
      <text:p text:style-name="Quotations"><text:s text:c="2"/>do</text:p>
      <text:p text:style-name="Quotations"><text:s text:c="4"/>if pgrep trron_final &gt;/dev/null 2&gt;&amp;1</text:p>
      <text:p text:style-name="Quotations"><text:s text:c="6"/>then</text:p>
      <text:p text:style-name="Quotations"><text:s text:c="8"/>echo "not restarting it"</text:p>
      <text:p text:style-name="Quotations"><text:s text:c="8"/>sleep 1m</text:p>
      <text:p text:style-name="Quotations"><text:s text:c="8"/>exit 1</text:p>
      <text:p text:style-name="Quotations"><text:s text:c="6"/>else</text:p>
      <text:p text:style-name="Quotations"><text:s text:c="8"/>python3 trron/trron_final.py</text:p>
      <text:p text:style-name="Quotations"><text:s text:c="8"/>sleep 1m</text:p>
      <text:p text:style-name="Quotations"><text:s text:c="4"/>fi</text:p>
      <text:p text:style-name="Quotations">done</text:p>
      <text:p text:style-name="P12">Write/copy this in, exit and save it. Then you need to make this executable:</text:p>
      <text:p text:style-name="Quotations">sudo chmod +x run_trron.sh</text:p>
      <text:p text:style-name="P12"><text:soft-page-break/>This will now run automatically on startup (and can be tested by just running ‘sh run_trron.sh’ but don’t do this if you want to do anything else prior to install, as mentioned above – once running this program can’t be stopped unless interrupted from outside!)</text:p>
      <text:h text:style-name="P24" text:outline-level="2">Cron disable monitors (optional)</text:h>
      <text:p text:style-name="P13">***NOTE: This has been disabled owing to the irregularity of late evening visitors, so is not used on the 2019 exhibition.</text:p>
      <text:p text:style-name="P13">The monitors can be switched to high or low power at the beginning and end of each day. A Cron script has been written to perform this operation:</text:p>
      <text:p text:style-name="P20">crontab -e</text:p>
      <text:p text:style-name="P13">At the end of the cron instructions, place the following:</text:p>
      <text:p text:style-name="Quotations">00 16 * * * vcgencmd display_power 0</text:p>
      <text:p text:style-name="Quotations">00 09 * * * vcgencmd display_power 1</text:p>
      <text:p text:style-name="Quotations">01 16 26 * * vcgencmd display_power 1 #for the day of the opening, </text:p>
      <text:p text:style-name="P13">This will disable power at 16:00 and enable power at 09:00 each day, with the exception of the day of the opening.</text:p>
      <text:p text:style-name="P13"/>
      <text:h text:style-name="P24" text:outline-level="2">Exhibition Instructions</text:h>
      <text:p text:style-name="P13">The exhibit has been built and installed by the artist. Each Raspberry Pi is named after the corresponding bird that appears in the video on this Pi. Each monitor is also labelled with a bird name. This makes it easier for bug checking later.</text:p>
      <text:p text:style-name="P13">A table has been built to fit the monitors and the exhibition space. All monitors and stands are secured and fastened as required to ensure no later accident. The Raspberry Pis are screwed into the table. Wires are safely secured and tidied.</text:p>
      <text:p text:style-name="P13">The installation is designed to run concurrently throughout the four-week duration, without interruption. Each evening at lockup, and each morning at opening, only the monitors need to be turned on and off. This is only to save power. The Raspberry Pi microcomputers work on very low yield power supply.</text:p>
      <text:p text:style-name="P13">The artist can be contacted at any time at <text:a xlink:type="simple" xlink:href="mailto:shanefinanart@gmail.com" text:style-name="Internet_20_link" text:visited-style-name="Visited_20_Internet_20_Link">shanefinanart@gmail.com</text:a> if there are any issues related to the install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ConsolasRegular, 'Courier New', monospace"/>
    <style:font-face style:name="Consolas" svg:font-family="Consolas, Menlo, 'DejaVu Sans Mono', 'Bitstream Vera Sans Mono', monospace"/>
    <style:font-face style:name="SFMono-Regular" svg:font-family="SFMono-Regular, Consolas, 'Liberation Mono', Menlo, Courier, monospace"/>
    <style:font-face style:name="Work Sans" svg:font-family="'Work Sans', sans-serif"/>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1" svg:font-family="'Liberation Mono'" style:font-pitch="fixed"/>
    <style:font-face style:name="Liberation Mono2" svg:font-family="'Liberation Mono'" style:font-adornments="Regular" style:font-pitch="fixed"/>
    <style:font-face style:name="Liberation Mono" svg:font-family="'Liberation Mono'" style:font-family-generic="modern" style:font-pitch="fixed"/>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officeooo:rsid="0040c8ac"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writing-mode="page"/>
      <style:text-properties style:font-name="Liberation Mono2" fo:font-family="'Liberation Mono'" style:font-style-name="Regular" style:font-pitch="fixed" style:font-size-asian="10.5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6T17:44:13.638881564</meta:creation-date>
    <dc:date>2019-06-23T18:42:21.199937450</dc:date>
    <meta:editing-duration>PT6H10M44S</meta:editing-duration>
    <meta:editing-cycles>24</meta:editing-cycles>
    <meta:generator>LibreOffice/5.2.7.2$Linux_ARM_EABI LibreOffice_project/20m0$Build-2</meta:generator>
    <meta:document-statistic meta:table-count="0" meta:image-count="0" meta:object-count="0" meta:page-count="5" meta:paragraph-count="93" meta:word-count="1271" meta:character-count="7987" meta:non-whitespace-character-count="6741"/>
  </office:meta>
</office:document-meta>
</file>